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5.927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6.112cm"/>
    </style:style>
    <style:style style:name="co13" style:family="table-column">
      <style:table-column-properties fo:break-before="auto" style:column-width="16.616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4.974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6.985cm"/>
    </style:style>
    <style:style style:name="co19" style:family="table-column">
      <style:table-column-properties fo:break-before="auto" style:column-width="3.836cm"/>
    </style:style>
    <style:style style:name="co20" style:family="table-column">
      <style:table-column-properties fo:break-before="auto" style:column-width="4.815cm"/>
    </style:style>
    <style:style style:name="co21" style:family="table-column">
      <style:table-column-properties fo:break-before="auto" style:column-width="2.566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0.9cm"/>
    </style:style>
    <style:style style:name="co24" style:family="table-column">
      <style:table-column-properties fo:break-before="auto" style:column-width="0.397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6.879cm"/>
    </style:style>
    <style:style style:name="co27" style:family="table-column">
      <style:table-column-properties fo:break-before="auto" style:column-width="0.423cm"/>
    </style:style>
    <style:style style:name="co28" style:family="table-column">
      <style:table-column-properties fo:break-before="auto" style:column-width="6.853cm"/>
    </style:style>
    <style:style style:name="co29" style:family="table-column">
      <style:table-column-properties fo:break-before="auto" style:column-width="0.582cm"/>
    </style:style>
    <style:style style:name="co30" style:family="table-column">
      <style:table-column-properties fo:break-before="auto" style:column-width="4.736cm"/>
    </style:style>
    <style:style style:name="co31" style:family="table-column">
      <style:table-column-properties fo:break-before="auto" style:column-width="1.138cm"/>
    </style:style>
    <style:style style:name="co32" style:family="table-column">
      <style:table-column-properties fo:break-before="auto" style:column-width="6.324cm"/>
    </style:style>
    <style:style style:name="co33" style:family="table-column">
      <style:table-column-properties fo:break-before="auto" style:column-width="0.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2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7" style:family="table-cell" style:parent-style-name="Default" style:data-style-name="N36"/>
    <style:style style:name="ce1" style:family="table-cell" style:parent-style-name="Default" style:data-style-name="N0"/>
    <style:style style:name="ce50" style:family="table-cell" style:parent-style-name="Default" style:data-style-name="N36">
      <style:table-cell-properties fo:background-color="#ffff00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4"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ffff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/>
    <style:style style:name="ce1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18" style:family="table-cell" style:parent-style-name="Default" style:data-style-name="N11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86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cell-protect="hidden-and-protected" style:print-content="true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cell-protect="hidden-and-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cell-protect="none" style:print-content="true" fo:border="0.06pt solid #000000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100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106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style:vertical-align="automatic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100"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ackground-color="transparent"/>
    </style:style>
    <style:style style:name="ce119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36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Excel_20_Built-in_20_Currency" style:data-style-name="N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38" style:family="table-cell" style:parent-style-name="Default" style:data-style-name="N4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style:cell-protect="hidden-and-protected" style:print-content="tru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0.06pt solid #000000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none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0.06pt solid #000000" style:cell-protect="hidden-and-protected" style:print-content="true" fo:border-left="0.06pt solid #000000" fo:border-right="none" fo:border-top="none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cell-protect="hidden-and-protected" style:print-content="true" fo:border-left="none" fo:border-right="none" fo:border-top="0.06pt solid #000000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06pt solid #000000" style:cell-protect="hidden-and-protected" style:print-content="true" fo:border-left="none" fo:border-right="none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2.01pt solid #000000" fo:border-right="none" style:rotation-angle="9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8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2.01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-bottom="2.01pt solid #000000" style:cell-protect="hidden-and-protected" style:print-content="true" style:text-align-source="fix" style:repeat-content="false" fo:wrap-option="wrap" fo:border-left="2.01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21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6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4pt" fo:font-style="italic" style:font-size-asian="14pt" style:font-style-asian="italic" style:font-size-complex="14pt" style:font-style-complex="italic"/>
    </style:style>
    <style:style style:name="ce7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ce1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4pt" fo:font-style="italic" style:font-size-asian="14pt" style:font-style-asian="italic" style:font-size-complex="14pt" style:font-style-complex="italic"/>
    </style:style>
    <style:style style:name="ce8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7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style="italic" style:font-size-asian="12pt" style:font-style-asian="italic" style:font-size-complex="12pt" style:font-style-complex="italic"/>
    </style:style>
    <style:style style:name="ce91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40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2.01pt solid #000000" fo:border-right="none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30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03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08" style:family="table-cell" style:parent-style-name="Default" style:data-style-name="N0">
      <style:table-cell-properties style:cell-protect="hidden-and-protected" style:print-content="tru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2" style:family="table-cell" style:parent-style-name="Default" style:data-style-name="N0">
      <style:table-cell-properties fo:border-bottom="2.01pt solid #000000" style:cell-protect="hidden-and-protected" style:print-content="true" fo:border-left="none" fo:border-right="none" fo:border-top="non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66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Excel_20_Built-in_20_Comma" style:data-style-name="N119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00" style:family="table-cell" style:parent-style-name="Default" style:data-style-name="N100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0" style:family="table-cell" style:parent-style-name="Default" style:data-style-name="N1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4" style:family="table-cell" style:parent-style-name="Default" style:data-style-name="N1">
      <style:table-cell-properties fo:border-bottom="2.01pt solid #000000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5" style:family="table-cell" style:parent-style-name="Default" style:data-style-name="N0">
      <style:table-cell-properties fo:border-bottom="2.01pt solid #000000" style:cell-protect="hidden-and-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75" style:family="table-cell" style:parent-style-name="Default" style:data-style-name="N0">
      <style:table-cell-properties style:cell-protect="hidden-and-protected" style:print-content="true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color="#999999"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 style:data-style-name="N0"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2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059" fo:font-size="18pt" fo:font-weight="bold" style:font-name-asian="C059" style:font-size-asian="18pt" style:font-weight-asian="bold" style:font-name-complex="C059" style:font-size-complex="18pt" style:font-weight-complex="bold"/>
    </style:style>
    <style:style style:name="ce11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2.01pt solid #000000" fo:border-top="2.01pt solid #000000" style:vertical-align="top"/>
      <style:paragraph-properties fo:text-align="center"/>
      <style:text-properties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ce127" style:family="table-cell" style:parent-style-name="Default" style:data-style-name="N36">
      <style:table-cell-properties fo:border-bottom="2.01pt solid #000000" style:cell-protect="hidden-and-protected" style:print-content="tru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font-name="C059" fo:font-size="18pt" style:font-name-asian="C059" style:font-size-asian="18pt" style:font-name-complex="C059" style:font-size-complex="18pt"/>
    </style:style>
    <style:style style:name="ce71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06pt solid #000000" style:cell-protect="hidden-and-protected" style:print-content="true" fo:border-left="none" fo:border-right="0.06pt solid #000000" fo:border-top="none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none" style:cell-protect="hidden-and-protected" style:print-content="true" fo:border-left="none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Gerçek Kişi&quot;;&quot;Tüzel Kişi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A1">
          <table:help-message table:display="true"/>
          <table:error-message table:message-type="stop" table:display="true"/>
        </table:content-validation>
      </table:content-validations>
      <table:table table:name="Sheet4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2" table:default-cell-style-name="ce2"/>
        <table:table-column table:style-name="co10" table:number-columns-repeated="964" table:default-cell-style-name="ce1"/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nE est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oplamlar</text:p>
          </table:table-cell>
          <table:table-cell table:style-name="ce3"/>
          <table:table-cell table:style-name="ce1"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Kira Bedeli</text:p>
          </table:table-cell>
          <table:table-cell table:style-name="ce5" table:formula="of:=SUM([.D18:.D28])-[.E19]" office:value-type="float" office:value="96000" calcext:value-type="float">
            <text:p>96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me</text:p>
          </table:table-cell>
          <table:table-cell table:style-name="ce5" table:formula="of:=SUM([.E21:.E31])" office:value-type="float" office:value="89000" calcext:value-type="float">
            <text:p>89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necek</text:p>
          </table:table-cell>
          <table:table-cell table:style-name="ce5" table:formula="of:=[.F28]" office:value-type="float" office:value="7000" calcext:value-type="float">
            <text:p>7.00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<text:s/>Masraf</text:p>
          </table:table-cell>
          <table:table-cell table:style-name="ce5" table:formula="of:=[.E34]" office:value-type="float" office:value="0" calcext:value-type="float">
            <text:p>0,0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<text:s/>Net Kira</text:p>
          </table:table-cell>
          <table:table-cell table:style-name="ce5" table:formula="of:=[.D6]-[.D8]" office:value-type="float" office:value="89000" calcext:value-type="float">
            <text:p>89.000,00</text:p>
          </table:table-cell>
          <table:table-cell table:style-name="ce1"/>
          <table:table-cell table:style-name="ce5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Tarih</text:p>
          </table:table-cell>
          <table:table-cell table:style-name="ce8" office:value-type="string" calcext:value-type="string">
            <text:p>Açıklama</text:p>
          </table:table-cell>
          <table:table-cell table:style-name="ce8"/>
          <table:table-cell table:style-name="ce7" office:value-type="string" calcext:value-type="string">
            <text:p>Kira bedeli</text:p>
          </table:table-cell>
          <table:table-cell table:style-name="ce7" office:value-type="string" calcext:value-type="string">
            <text:p>Ödeme</text:p>
          </table:table-cell>
          <table:table-cell table:style-name="ce7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style-name="ce8" table:number-columns-repeated="3"/>
          <table:table-cell table:style-name="ce7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otorc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Cihan Çam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23-24 kira bedeli 108000 TL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özleşme bedeli</text:p>
          </table:table-cell>
          <table:table-cell table:style-name="ce2"/>
          <table:table-cell office:value-type="float" office:value="108000" calcext:value-type="float">
            <text:p>108.000,00</text:p>
          </table:table-cell>
          <table:table-cell/>
          <table:table-cell table:formula="of:=[.F16]+[.D18]-[.E18]" office:value-type="float" office:value="108000" calcext:value-type="float">
            <text:p>108.000,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023 yılı için indirim</text:p>
          </table:table-cell>
          <table:table-cell table:style-name="ce2"/>
          <table:table-cell/>
          <table:table-cell office:value-type="float" office:value="12000" calcext:value-type="float">
            <text:p>12.000,00</text:p>
          </table:table-cell>
          <table:table-cell table:formula="of:=[.F18]+[.D19]-[.E19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8-30" calcext:value-type="date">
            <text:p>30.08.2023</text:p>
          </table:table-cell>
          <table:table-cell table:style-name="ce2" office:value-type="string" calcext:value-type="string">
            <text:p>Anlaşma yapıldı</text:p>
          </table:table-cell>
          <table:table-cell table:style-name="ce2"/>
          <table:table-cell table:number-columns-repeated="2"/>
          <table:table-cell table:formula="of:=[.F19]+[.D20]-[.E20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9-02" calcext:value-type="date">
            <text:p>02.09.2023</text:p>
          </table:table-cell>
          <table:table-cell table:style-name="ce2" office:value-type="string" calcext:value-type="string">
            <text:p>Nakit Elden ödeme</text:p>
          </table:table-cell>
          <table:table-cell table:style-name="ce2"/>
          <table:table-cell/>
          <table:table-cell office:value-type="float" office:value="65000" calcext:value-type="float">
            <text:p>65.000,00</text:p>
          </table:table-cell>
          <table:table-cell table:formula="of:=[.F20]+[.D21]-[.E21]" office:value-type="float" office:value="31000" calcext:value-type="float">
            <text:p>31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9-30" calcext:value-type="date">
            <text:p>30.09.2023</text:p>
          </table:table-cell>
          <table:table-cell table:style-name="ce2" office:value-type="string" calcext:value-type="string">
            <text:p>senet 1/5 6000 31-6=25000</text:p>
          </table:table-cell>
          <table:table-cell table:style-name="ce2"/>
          <table:table-cell/>
          <table:table-cell office:value-type="float" office:value="6000" calcext:value-type="float">
            <text:p>6.000,00</text:p>
          </table:table-cell>
          <table:table-cell table:formula="of:=[.F21]+[.D22]-[.E22]" office:value-type="float" office:value="25000" calcext:value-type="float">
            <text:p>25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0-30" calcext:value-type="date">
            <text:p>30.10.2023</text:p>
          </table:table-cell>
          <table:table-cell table:style-name="ce2" office:value-type="string" calcext:value-type="string">
            <text:p>senet 2/5 6000 25-6=19000</text:p>
          </table:table-cell>
          <table:table-cell table:style-name="ce2"/>
          <table:table-cell table:style-name="ce10"/>
          <table:table-cell table:style-name="ce1" office:value-type="float" office:value="6000" calcext:value-type="float">
            <text:p>6000</text:p>
          </table:table-cell>
          <table:table-cell table:formula="of:=[.F22]+[.D23]-[.E23]" office:value-type="float" office:value="19000" calcext:value-type="float">
            <text:p>19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1-30" calcext:value-type="date">
            <text:p>30.11.2023</text:p>
          </table:table-cell>
          <table:table-cell table:style-name="ce2" office:value-type="string" calcext:value-type="string">
            <text:p>senet 3/5 6000 19-6=13000</text:p>
          </table:table-cell>
          <table:table-cell table:style-name="ce1" table:number-columns-repeated="2"/>
          <table:table-cell table:style-name="ce1" office:value-type="float" office:value="6000" calcext:value-type="float">
            <text:p>6000</text:p>
          </table:table-cell>
          <table:table-cell table:formula="of:=[.F23]+[.D24]-[.E24]" office:value-type="float" office:value="13000" calcext:value-type="float">
            <text:p>13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12-30" calcext:value-type="date">
            <text:p>30.12.2023</text:p>
          </table:table-cell>
          <table:table-cell table:style-name="ce2" office:value-type="string" calcext:value-type="string">
            <text:p>senet 4/5 6000 13-6= <text:s/>7000</text:p>
          </table:table-cell>
          <table:table-cell table:style-name="ce2"/>
          <table:table-cell table:style-name="ce10"/>
          <table:table-cell table:style-name="ce1" office:value-type="float" office:value="6000" calcext:value-type="float">
            <text:p>6000</text:p>
          </table:table-cell>
          <table:table-cell table:formula="of:=[.F24]+[.D25]-[.E25]" office:value-type="float" office:value="7000" calcext:value-type="float">
            <text:p>7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4-01-30" calcext:value-type="date">
            <text:p>30.01.2024</text:p>
          </table:table-cell>
          <table:table-cell table:style-name="ce2" office:value-type="string" calcext:value-type="string">
            <text:p>senet 5/5 7000 7-7 <text:s/>= <text:s text:c="8"/>0</text:p>
          </table:table-cell>
          <table:table-cell table:style-name="ce2"/>
          <table:table-cell table:style-name="ce10"/>
          <table:table-cell table:style-name="ce1"/>
          <table:table-cell table:formula="of:=[.F25]+[.D26]-[.E26]" office:value-type="float" office:value="7000" calcext:value-type="float">
            <text:p>7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formula="of:=[.F26]+[.D27]-[.E27]" office:value-type="float" office:value="7000" calcext:value-type="float">
            <text:p>7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1"/>
          <table:table-cell table:style-name="ce12" office:value-type="string" calcext:value-type="string">
            <text:p>Kalan Bakiye</text:p>
          </table:table-cell>
          <table:table-cell table:style-name="ce13"/>
          <table:table-cell table:style-name="ce14"/>
          <table:table-cell table:style-name="ce14" table:formula="of:=[.F27]+[.D28]-[.E28]" office:value-type="float" office:value="7000" calcext:value-type="float">
            <text:p>7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10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2" table:number-columns-repeated="2"/>
          <table:table-cell table:style-name="ce10"/>
          <table:table-cell table:number-columns-repeated="1020"/>
        </table:table-row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Masraflar</text:p>
          </table:table-cell>
          <table:table-cell table:style-name="ce3"/>
          <table:table-cell table:style-name="ce1"/>
          <table:table-cell table:style-name="ce5" table:formula="of:=SUM([.E35:.E51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9"/>
          <table:table-cell table:number-columns-repeated="3"/>
          <table:table-cell table:style-name="ce15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6"/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7">
          <table:table-cell table:style-name="ce17"/>
          <table:table-cell table:style-name="ce2" table:number-columns-repeated="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9" office:value-type="date" office:date-value="2023-08-01" calcext:value-type="date">
            <text:p>01.08.2023</text:p>
          </table:table-cell>
          <table:table-cell table:style-name="ce2" office:value-type="string" calcext:value-type="string">
            <text:p>Cihan Çam</text:p>
          </table:table-cell>
          <table:table-cell table:style-name="ce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3"/>
          <table:table-cell table:style-name="ce18"/>
          <table:table-cell table:style-name="ce5"/>
          <table:table-cell table:number-columns-repeated="1016"/>
        </table:table-row>
        <table:table-row table:style-name="ro1">
          <table:table-cell table:style-name="ce9"/>
          <table:table-cell table:style-name="ce2" table:number-columns-repeated="2"/>
          <table:table-cell office:value-type="float" office:value="96000" calcext:value-type="float">
            <text:p>96.000,00</text:p>
          </table:table-cell>
          <table:table-cell/>
          <table:table-cell table:formula="of:=[.F47]+[.D48]-[.E48]" office:value-type="float" office:value="96000" calcext:value-type="float">
            <text:p>96.000,00</text:p>
          </table:table-cell>
          <table:table-cell table:style-name="ce18"/>
          <table:table-cell table:style-name="ce5"/>
          <table:table-cell table:number-columns-repeated="1016"/>
        </table:table-row>
        <table:table-row table:style-name="ro1">
          <table:table-cell table:style-name="ce9"/>
          <table:table-cell table:style-name="ce2" table:number-columns-repeated="2"/>
          <table:table-cell table:number-columns-repeated="2"/>
          <table:table-cell table:formula="of:=[.F48]+[.D49]-[.E49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8-30" calcext:value-type="date">
            <text:p>30.08.2023</text:p>
          </table:table-cell>
          <table:table-cell table:style-name="ce2" office:value-type="string" calcext:value-type="string">
            <text:p>Kira Başlangıç Tarihi</text:p>
          </table:table-cell>
          <table:table-cell table:style-name="ce2"/>
          <table:table-cell table:number-columns-repeated="2"/>
          <table:table-cell table:formula="of:=[.F49]+[.D50]-[.E50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4-08-29" calcext:value-type="date">
            <text:p>29.08.2024</text:p>
          </table:table-cell>
          <table:table-cell table:style-name="ce2" office:value-type="string" calcext:value-type="string">
            <text:p>Kira Bitiş Tarihi</text:p>
          </table:table-cell>
          <table:table-cell table:style-name="ce2"/>
          <table:table-cell table:style-name="ce10"/>
          <table:table-cell table:style-name="ce1"/>
          <table:table-cell table:formula="of:=[.F50]+[.D51]-[.E51]" office:value-type="float" office:value="96000" calcext:value-type="float">
            <text:p>96.0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Nakit Ödeme</text:p>
          </table:table-cell>
          <table:table-cell table:style-name="ce2"/>
          <table:table-cell table:style-name="ce10"/>
          <table:table-cell table:style-name="ce1" office:value-type="float" office:value="89000" calcext:value-type="float">
            <text:p>89000</text:p>
          </table:table-cell>
          <table:table-cell table:formula="of:=[.F51]+[.D52]-[.E52]" office:value-type="float" office:value="7000" calcext:value-type="float">
            <text:p>7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Kira gün sayısı </text:p>
          </table:table-cell>
          <table:table-cell table:style-name="ce1" table:formula="of:=[.A51]-[.A50]" office:value-type="float" office:value="365" calcext:value-type="float">
            <text:p>365</text:p>
          </table:table-cell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23-24 günlük kira bedeli TL</text:p>
          </table:table-cell>
          <table:table-cell table:style-name="ce2" table:formula="of:=[.D48]/[.C54]" office:value-type="float" office:value="263.013698630137" calcext:value-type="float">
            <text:p>263,013698630137</text:p>
          </table:table-cell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style-name="ce50" office:value-type="date" office:date-value="2024-08-29" calcext:value-type="date">
            <text:p>29.08.2024</text:p>
          </table:table-cell>
          <table:table-cell table:style-name="ce55" office:value-type="string" calcext:value-type="string">
            <text:p>boşaltma tarihi</text:p>
          </table:table-cell>
          <table:table-cell table:style-name="ce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style-name="Default"/>
          <table:table-cell table:style-name="ce2" office:value-type="string" calcext:value-type="string">
            <text:p>oturulan gün sayısı</text:p>
          </table:table-cell>
          <table:table-cell table:style-name="ce2" table:formula="of:=[.A56]-[.A50]" office:value-type="float" office:value="365" calcext:value-type="float">
            <text:p>365</text:p>
          </table:table-cell>
          <table:table-cell table:style-name="Default"/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oturulan süre bedeli</text:p>
          </table:table-cell>
          <table:table-cell table:style-name="ce2"/>
          <table:table-cell table:style-name="ce10" table:formula="of:=[.C57]*[.C55]" office:value-type="float" office:value="96000" calcext:value-type="float">
            <text:p>96.000,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İADE oturulmayan süre bedeli </text:p>
          </table:table-cell>
          <table:table-cell table:style-name="ce2"/>
          <table:table-cell table:style-name="ce10" table:formula="of:=[.E52]-[.D58]" office:value-type="float" office:value="-7000.00000000001" calcext:value-type="float">
            <text:p>-7.000,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İADE Elektrik Teminat Bedeli</text:p>
          </table:table-cell>
          <table:table-cell table:style-name="ce2"/>
          <table:table-cell table:style-name="ce10" office:value-type="float" office:value="850" calcext:value-type="float">
            <text:p>850,0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İADE su bedeli</text:p>
          </table:table-cell>
          <table:table-cell table:style-name="ce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style-name="ce9"/>
          <table:table-cell table:style-name="ce2" office:value-type="string" calcext:value-type="string">
            <text:p>İADE edilecek toplam</text:p>
          </table:table-cell>
          <table:table-cell table:style-name="ce2"/>
          <table:table-cell table:style-name="ce10" table:formula="of:=SUM([.D59:.D60])" office:value-type="float" office:value="-6150.00000000001" calcext:value-type="float">
            <text:p>-6.150,00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9"/>
          <table:table-cell table:style-name="ce2" table:number-columns-repeated="2"/>
          <table:table-cell table:style-name="ce10"/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Cihan Çam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22-23 kira bedeli 45000 TL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Anlaşma yapıldı</text:p>
          </table:table-cell>
          <table:table-cell table:style-name="ce2"/>
          <table:table-cell office:value-type="float" office:value="45000" calcext:value-type="float">
            <text:p>45.000,00</text:p>
          </table:table-cell>
          <table:table-cell/>
          <table:table-cell table:formula="of:=[.F69]+[.D70]-[.E70]" office:value-type="float" office:value="45000" calcext:value-type="float">
            <text:p>45.0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office:value-type="string" calcext:value-type="string">
            <text:p>Elektrik Teminat Bedeli</text:p>
          </table:table-cell>
          <table:table-cell table:style-name="ce2"/>
          <table:table-cell office:value-type="float" office:value="800" calcext:value-type="float">
            <text:p>800,00</text:p>
          </table:table-cell>
          <table:table-cell/>
          <table:table-cell table:formula="of:=[.F70]+[.D71]-[.E71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2-08-30" calcext:value-type="date">
            <text:p>30.08.2022</text:p>
          </table:table-cell>
          <table:table-cell table:style-name="ce2" office:value-type="string" calcext:value-type="string">
            <text:p>Kira Başlangıç Tarihi</text:p>
          </table:table-cell>
          <table:table-cell table:style-name="ce2"/>
          <table:table-cell table:number-columns-repeated="2"/>
          <table:table-cell table:formula="of:=[.F71]+[.D72]-[.E72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3-08-29" calcext:value-type="date">
            <text:p>29.08.2023</text:p>
          </table:table-cell>
          <table:table-cell table:style-name="ce2" office:value-type="string" calcext:value-type="string">
            <text:p>Kira Bitiş Tarihi</text:p>
          </table:table-cell>
          <table:table-cell table:style-name="ce2"/>
          <table:table-cell table:style-name="ce10"/>
          <table:table-cell table:style-name="ce1"/>
          <table:table-cell table:formula="of:=[.F72]+[.D73]-[.E73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office:value-type="string" calcext:value-type="string">
            <text:p>Kira gün sayısı (1 ay ek süre verildi)</text:p>
          </table:table-cell>
          <table:table-cell table:style-name="ce1" table:formula="of:=[.A73]-[.A70]" office:value-type="float" office:value="393" calcext:value-type="float">
            <text:p>393</text:p>
          </table:table-cell>
          <table:table-cell table:style-name="ce1" table:number-columns-repeated="2"/>
          <table:table-cell table:formula="of:=[.F73]+[.D74]-[.E74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office:value-type="string" calcext:value-type="string">
            <text:p>22-23 günlük kira bedeli TL</text:p>
          </table:table-cell>
          <table:table-cell table:style-name="ce2" table:formula="of:=[.D70]/[.C74]" office:value-type="float" office:value="114.503816793893" calcext:value-type="float">
            <text:p>114,503816793893</text:p>
          </table:table-cell>
          <table:table-cell table:style-name="ce10"/>
          <table:table-cell table:style-name="ce1"/>
          <table:table-cell table:formula="of:=[.F74]+[.D75]-[.E75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2-08-01" calcext:value-type="date">
            <text:p>01.08.2022</text:p>
          </table:table-cell>
          <table:table-cell table:style-name="ce2" office:value-type="string" calcext:value-type="string">
            <text:p>Nakit Ödeme</text:p>
          </table:table-cell>
          <table:table-cell table:style-name="ce2"/>
          <table:table-cell table:style-name="ce10"/>
          <table:table-cell table:style-name="ce1"/>
          <table:table-cell table:formula="of:=[.F75]+[.D76]-[.E76]" office:value-type="float" office:value="45800" calcext:value-type="float">
            <text:p>45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 office:value-type="float" office:value="25000" calcext:value-type="float">
            <text:p>25000</text:p>
          </table:table-cell>
          <table:table-cell table:formula="of:=[.F76]+[.D77]-[.E77]" office:value-type="float" office:value="20800" calcext:value-type="float">
            <text:p>20.800,0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 table:number-columns-repeated="2"/>
          <table:table-cell table:style-name="ce10"/>
          <table:table-cell table:style-name="ce1" office:value-type="float" office:value="20000" calcext:value-type="float">
            <text:p>20000</text:p>
          </table:table-cell>
          <table:table-cell table:formula="of:=[.F77]+[.D78]-[.E78]" office:value-type="float" office:value="800" calcext:value-type="float">
            <text:p>800,00</text:p>
          </table:table-cell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et_Borçlu_Alacaklı_Giriş" table:style-name="ta2">
        <table:table-column table:style-name="co11" table:default-cell-style-name="ce21"/>
        <table:table-column table:style-name="co12" table:default-cell-style-name="ce22"/>
        <table:table-column table:style-name="co13" table:default-cell-style-name="ce23"/>
        <table:table-column table:style-name="co14" table:number-columns-repeated="1020" table:default-cell-style-name="ce21"/>
        <table:table-column table:style-name="co10" table:default-cell-style-name="ce21"/>
        <table:table-row table:style-name="ro3">
          <table:table-cell table:style-name="ce27" table:number-columns-spanned="1" table:number-rows-spanned="2"/>
          <table:table-cell table:style-name="ce19" office:value-type="string" calcext:value-type="string">
            <text:p>Alacaklı Adı Soyadı / Unvanı</text:p>
          </table:table-cell>
          <table:table-cell table:style-name="ce20"/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İl</text:p>
          </table:table-cell>
          <table:table-cell table:style-name="ce20" office:value-type="string" calcext:value-type="string">
            <text:p>TOKA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97" office:value-type="string" calcext:value-type="string" table:number-columns-spanned="1" table:number-rows-spanned="5">
            <text:p>BORÇLU</text:p>
          </table:table-cell>
          <table:table-cell table:style-name="ce19" office:value-type="string" calcext:value-type="string">
            <text:p>Kişilik</text:p>
          </table:table-cell>
          <table:table-cell table:style-name="ce106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Adı Soyadı / Unvanı</text:p>
          </table:table-cell>
          <table:table-cell table:style-name="ce106" office:value-type="string" calcext:value-type="string">
            <text:p>CİHAN ÇAM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Adresi</text:p>
          </table:table-cell>
          <table:table-cell table:style-name="ce106" office:value-type="string" calcext:value-type="string">
            <text:p>Bedestenlioğlu Mah. Oğuzkent Koop Giriş Kat Tokat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Vergi Dairesi</text:p>
          </table:table-cell>
          <table:table-cell table:style-name="ce106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Vergi No/TC Kimlik No</text:p>
          </table:table-cell>
          <table:table-cell table:style-name="ce106" office:value-type="string" calcext:value-type="string">
            <text:p>49048179620</text:p>
          </table:table-cell>
          <table:table-cell table:number-columns-repeated="1021"/>
        </table:table-row>
        <table:table-row table:style-name="ro3">
          <table:table-cell table:style-name="ce97" office:value-type="string" calcext:value-type="string" table:number-columns-spanned="1" table:number-rows-spanned="4">
            <text:p>KEFİL</text:p>
          </table:table-cell>
          <table:table-cell table:style-name="ce19" office:value-type="string" calcext:value-type="string">
            <text:p>Adı Soyadı / Unvanı</text:p>
          </table:table-cell>
          <table:table-cell table:style-name="ce106"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Adresi</text:p>
          </table:table-cell>
          <table:table-cell table:style-name="ce25"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Vergi Dairesi</text:p>
          </table:table-cell>
          <table:table-cell table:style-name="ce106"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covered-table-cell table:style-name="ce86"/>
          <table:table-cell table:style-name="ce19" office:value-type="string" calcext:value-type="string">
            <text:p>Vergi No/TC Kimlik No</text:p>
          </table:table-cell>
          <table:table-cell table:style-name="ce26" office:value-type="string" calcext:value-type="string">
            <text:p><text:s/></text:p>
          </table:table-cell>
          <table:table-cell table:number-columns-repeated="102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net_Taksit_Giriş" table:style-name="ta1">
        <table:table-column table:style-name="co11" table:default-cell-style-name="ce119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119"/>
        <table:table-column table:style-name="co18" table:default-cell-style-name="ce32"/>
        <table:table-column table:style-name="co19" table:default-cell-style-name="ce33"/>
        <table:table-column table:style-name="co20" table:default-cell-style-name="ce33"/>
        <table:table-column table:style-name="co21" table:number-columns-repeated="1015" table:default-cell-style-name="ce119"/>
        <table:table-column table:style-name="co10" table:default-cell-style-name="ce119"/>
        <table:table-row table:style-name="ro3">
          <table:table-cell table:style-name="ce111" table:number-columns-spanned="1" table:number-rows-spanned="2"/>
          <table:table-cell table:style-name="ce29"/>
          <table:table-cell table:style-name="ce30"/>
          <table:table-cell table:style-name="ce31"/>
          <table:table-cell table:style-name="ce86"/>
          <table:table-cell table:number-columns-repeated="1019"/>
        </table:table-row>
        <table:table-row table:style-name="ro3">
          <table:covered-table-cell/>
          <table:table-cell table:style-name="ce29" office:value-type="string" calcext:value-type="string">
            <text:p>Senet No</text:p>
          </table:table-cell>
          <table:table-cell table:style-name="ce29" office:value-type="string" calcext:value-type="string">
            <text:p>Düzenleme Tarihi</text:p>
          </table:table-cell>
          <table:table-cell table:style-name="ce29" office:value-type="string" calcext:value-type="string">
            <text:p>Vade Tarihi</text:p>
          </table:table-cell>
          <table:table-cell table:style-name="ce22" office:value-type="string" calcext:value-type="string">
            <text:p>Tutarı Rakamla</text:p>
          </table:table-cell>
          <table:table-cell table:style-name="ce35" office:value-type="string" calcext:value-type="string">
            <text:p>Tutarı Yazıyla</text:p>
          </table:table-cell>
          <table:table-cell table:style-name="ce29" office:value-type="string" calcext:value-type="string">
            <text:p>Borcun Nedeni</text:p>
          </table:table-cell>
          <table:table-cell table:style-name="ce29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3">
          <table:table-cell table:style-name="ce41" office:value-type="float" office:value="3" calcext:value-type="float" table:number-columns-spanned="1" table:number-rows-spanned="7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 office:value-type="date" office:date-value="2023-09-30" calcext:value-type="date">
            <text:p>30.09.2023</text:p>
          </table:table-cell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1. Taksit</text:p>
          </table:table-cell>
          <table:table-cell table:number-columns-repeated="1016"/>
        </table:table-row>
        <table:table-row table:style-name="ro3">
          <table:covered-table-cell/>
          <table:table-cell table:style-name="ce30" office:value-type="float" office:value="2" calcext:value-type="float">
            <text:p>2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2. Taksit</text:p>
          </table:table-cell>
          <table:table-cell table:number-columns-repeated="1016"/>
        </table:table-row>
        <table:table-row table:style-name="ro3">
          <table:covered-table-cell/>
          <table:table-cell table:style-name="ce30" office:value-type="float" office:value="3" calcext:value-type="float">
            <text:p>3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3. Taksit</text:p>
          </table:table-cell>
          <table:table-cell table:number-columns-repeated="1016"/>
        </table:table-row>
        <table:table-row table:style-name="ro3">
          <table:covered-table-cell/>
          <table:table-cell table:style-name="ce30" office:value-type="float" office:value="4" calcext:value-type="float">
            <text:p>4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6000" calcext:value-type="float">
            <text:p>6.000,00</text:p>
          </table:table-cell>
          <table:table-cell table:style-name="ce35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ş&quot;)" office:value-type="string" office:string-value="Altıbin TL " calcext:value-type="string">
            <text:p>Altı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4. Taksit</text:p>
          </table:table-cell>
          <table:table-cell table:number-columns-repeated="1016"/>
        </table:table-row>
        <table:table-row table:style-name="ro3">
          <table:covered-table-cell/>
          <table:table-cell table:style-name="ce30" office:value-type="float" office:value="5" calcext:value-type="float">
            <text:p>5</text:p>
          </table:table-cell>
          <table:table-cell table:style-name="ce36" office:value-type="date" office:date-value="2023-08-30" calcext:value-type="date">
            <text:p>30.08.2023</text:p>
          </table:table-cell>
          <table:table-cell table:style-name="ce36"/>
          <table:table-cell table:style-name="ce37" office:value-type="float" office:value="7000" calcext:value-type="float">
            <text:p>7.000,00</text:p>
          </table:table-cell>
          <table:table-cell table:style-name="ce35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ş&quot;)" office:value-type="string" office:string-value="Yedibin TL " calcext:value-type="string">
            <text:p>Yedibin TL </text:p>
          </table:table-cell>
          <table:table-cell table:style-name="ce30" table:content-validation-name="val2" office:value-type="string" calcext:value-type="string">
            <text:p>nakden</text:p>
          </table:table-cell>
          <table:table-cell table:style-name="ce30" office:value-type="string" calcext:value-type="string">
            <text:p>5. Taksit</text:p>
          </table:table-cell>
          <table:table-cell table:number-columns-repeated="1016"/>
        </table:table-row>
        <table:table-row table:style-name="ro3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table-cell table:style-name="ce86"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table-cell table:style-name="ce111" table:number-columns-spanned="1" table:number-rows-spanned="5"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covered-table-cell/>
          <table:table-cell/>
          <table:table-cell table:style-name="ce36" table:number-columns-repeated="2"/>
          <table:table-cell table:style-name="ce38"/>
          <table:table-cell table:style-name="ce39"/>
          <table:table-cell/>
          <table:table-cell table:style-name="ce30"/>
          <table:table-cell table:number-columns-repeated="1016"/>
        </table:table-row>
        <table:table-row table:style-name="ro3">
          <table:covered-table-cell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3">
          <table:table-cell table:style-name="ce111" table:number-columns-spanned="1" table:number-rows-spanned="4"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3">
          <table:covered-table-cell/>
          <table:table-cell table:style-name="ce29"/>
          <table:table-cell table:style-name="ce36"/>
          <table:table-cell table:style-name="ce31"/>
          <table:table-cell table:style-name="ce86"/>
          <table:table-cell table:number-columns-repeated="1019"/>
        </table:table-row>
        <table:table-row table:style-name="ro3">
          <table:covered-table-cell/>
          <table:table-cell table:style-name="ce29"/>
          <table:table-cell table:style-name="ce30"/>
          <table:table-cell table:style-name="ce31"/>
          <table:table-cell table:style-name="ce86"/>
          <table:table-cell table:number-columns-repeated="1019"/>
        </table:table-row>
        <table:table-row table:style-name="ro3">
          <table:covered-table-cell/>
          <table:table-cell table:style-name="ce29"/>
          <table:table-cell/>
          <table:table-cell table:style-name="ce31"/>
          <table:table-cell table:style-name="ce86"/>
          <table:table-cell table:number-columns-repeated="1019"/>
        </table:table-row>
        <table:table-row table:style-name="ro3" table:number-rows-repeated="3">
          <table:table-cell table:style-name="ce86"/>
          <table:table-cell table:style-name="ce29"/>
          <table:table-cell table:style-name="ce31" table:number-columns-repeated="2"/>
          <table:table-cell table:style-name="ce86"/>
          <table:table-cell table:number-columns-repeated="101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net_Önizleme" table:style-name="ta3">
        <table:table-column table:style-name="co22" table:default-cell-style-name="ce142"/>
        <table:table-column table:style-name="co23" table:default-cell-style-name="ce142"/>
        <table:table-column table:style-name="co8" table:default-cell-style-name="ce142"/>
        <table:table-column table:style-name="co24" table:default-cell-style-name="ce142"/>
        <table:table-column table:style-name="co25" table:default-cell-style-name="ce142"/>
        <table:table-column table:style-name="co26" table:default-cell-style-name="ce142"/>
        <table:table-column table:style-name="co27" table:default-cell-style-name="ce142"/>
        <table:table-column table:style-name="co28" table:default-cell-style-name="ce142"/>
        <table:table-column table:style-name="co29" table:default-cell-style-name="ce142"/>
        <table:table-column table:style-name="co30" table:default-cell-style-name="ce142"/>
        <table:table-column table:style-name="co31" table:default-cell-style-name="ce142"/>
        <table:table-column table:style-name="co32" table:default-cell-style-name="ce142"/>
        <table:table-column table:style-name="co33" table:default-cell-style-name="ce142"/>
        <table:table-column table:style-name="co14" table:number-columns-repeated="1008" table:default-cell-style-name="ce142"/>
        <table:table-column table:style-name="co9" table:default-cell-style-name="ce1"/>
        <table:table-column table:style-name="co10" table:number-columns-repeated="2" table:default-cell-style-name="ce1"/>
        <table:table-row table:style-name="ro5" table:number-rows-repeated="8">
          <table:table-cell table:number-columns-repeated="1024"/>
        </table:table-row>
        <table:table-row table:style-name="ro5">
          <table:table-cell/>
          <table:table-cell table:style-name="ce43"/>
          <table:table-cell/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5">
          <table:table-cell/>
          <table:table-cell table:style-name="ce46"/>
          <table:table-cell table:style-name="ce148" table:formula="of:=[.$H20] &amp;&quot;    - Taksit No: &quot; &amp; [.$J12]&amp;&quot;  &quot;" office:value-type="string" office:string-value="49048179620    - Taksit No:   " calcext:value-type="string" table:number-columns-spanned="1" table:number-rows-spanned="21">
            <text:p>49048179620 <text:s text:c="3"/>- Taksit No: <text:s text:c="2"/></text:p>
          </table:table-cell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3]=&quot;&quot;;&quot;&quot;;[Senet_Taksit_Giriş.D3])" office:value-type="date" office:date-value="2023-09-30" calcext:value-type="date" table:number-columns-spanned="1" table:number-rows-spanned="2">
            <text:p>30.09.2023</text:p>
          </table:table-cell>
          <table:table-cell table:style-name="ce108"/>
          <table:table-cell table:style-name="ce123" table:formula="of:=&quot;# &quot;&amp;TEXT(([Senet_Taksit_Giriş.E3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&quot;- &quot;&amp;TEXT(INT([Senet_Taksit_Giriş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112"/>
          <table:table-cell table:style-name="ce127" table:formula="of:=[Senet_Taksit_Giriş.C3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11];&quot;GG AAAA yyyy&quot;)=&quot;&quot;;&quot;                                          &quot;;TEXT([.F11];&quot;GG AAAA yyyy&quot;))&amp;&quot; tarihinde; Sayın : &quot;&amp;IF([Senet_Borçlu_Alacaklı_Giriş.$C$1]=&quot;&quot;;&quot;&#10;&quot;;[Senet_Borçlu_Alacaklı_Giriş.$C$1])&amp;&quot; veyahut emruhavalesine yukarıda yazılı Yalnız # &quot;&amp;[Senet_Taksit_Giriş.F4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30 Eylül 2023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30 Eylül 2023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table:formula="of:=[Senet_Borçlu_Alacaklı_Giriş.$C5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table:formula="of:=[Senet_Borçlu_Alacaklı_Giriş.$C$8]" office:value-type="string" office:string-value="49048179620" calcext:value-type="string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1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/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5" table:number-rows-repeated="4">
          <table:table-cell table:number-columns-repeated="2"/>
          <table:table-cell table:style-name="ce47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43"/>
          <table:table-cell table:style-name="ce148" table:formula="of:=[.$H47] &amp;&quot;    - Taksit No: &quot; &amp; [.$J39]&amp;&quot;  &quot;" office:value-type="string" office:string-value="CİHAN ÇAM    - Taksit No: 2  " calcext:value-type="string" table:number-columns-spanned="1" table:number-rows-spanned="22">
            <text:p>CİHAN ÇAM <text:s text:c="3"/>- Taksit No: 2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4]=&quot;&quot;;&quot;&quot;;[Senet_Taksit_Giriş.D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4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4]" office:value-type="float" office:value="2" calcext:value-type="float" table:number-columns-spanned="1" table:number-rows-spanned="2">
            <text:p>2</text:p>
          </table:table-cell>
          <table:table-cell table:style-name="ce112"/>
          <table:table-cell table:style-name="ce127" table:formula="of:=[Senet_Taksit_Giriş.C4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39];&quot;GG AAAA yyyy&quot;)=&quot;&quot;;&quot;                                          &quot;;TEXT([.F39];&quot;GG AAAA yyyy&quot;))&amp;&quot; tarihinde; Sayın : &quot;&amp;IF([Senet_Borçlu_Alacaklı_Giriş.$C$1]=&quot;&quot;;&quot;&#10;&quot;;[Senet_Borçlu_Alacaklı_Giriş.$C$1])&amp;&quot; veyahut emruhavalesine yukarıda yazılı Yalnız # &quot;&amp;[Senet_Taksit_Giriş.F5]&amp;&quot; #  kayıtsız ve şartsız ödemeyi vaadederi&quot;&amp;IF([Senet_Borçlu_Alacaklı_Giriş.$C$4]=&quot;Gerçek Kişi&quot;;&quot;m.&quot;;&quot;z.&quot;)&amp;&quot; Bedeli &quot;&amp;[Senet_Taksit_Giriş.G5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table:formula="of:=[.H19]" office:value-type="string" office:string-value="CİHAN ÇAM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table:formula="of:=[Senet_Borçlu_Alacaklı_Giriş.$C$8]" office:value-type="string" office:string-value="49048179620" calcext:value-type="string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1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102" table:formula="of:=[Senet_Borçlu_Alacaklı_Giriş.$C$10]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5" table:number-rows-repeated="6">
          <table:table-cell/>
          <table:table-cell table:style-name="ce1" table:number-columns-repeated="12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43"/>
          <table:table-cell table:style-name="ce148" table:formula="of:=[.$H76] &amp;&quot;    - Taksit No: &quot; &amp; [.$J68]&amp;&quot;  &quot;" office:value-type="string" office:string-value="CİHAN ÇAM    - Taksit No: 3  " calcext:value-type="string" table:number-columns-spanned="1" table:number-rows-spanned="22">
            <text:p>CİHAN ÇAM <text:s text:c="3"/>- Taksit No: 3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28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0" table:formula="of:= IF([Senet_Taksit_Giriş.D34]=&quot;&quot;;&quot;&quot;;[Senet_Taksit_Giriş.D3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5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5]" office:value-type="float" office:value="3" calcext:value-type="float" table:number-columns-spanned="1" table:number-rows-spanned="2">
            <text:p>3</text:p>
          </table:table-cell>
          <table:table-cell table:style-name="ce112"/>
          <table:table-cell table:style-name="ce127" table:formula="of:=[Senet_Taksit_Giriş.C5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68];&quot;GG AAAA yyyy&quot;)=&quot;&quot;;&quot;                                          &quot;;TEXT([.F68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102" table:formula="of:=[Senet_Borçlu_Alacaklı_Giriş.$C$10]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5">
          <table:table-cell/>
          <table:table-cell table:style-name="ce1" table:number-columns-repeated="12"/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/>
          <table:table-cell table:style-name="ce43"/>
          <table:table-cell table:style-name="ce148" table:formula="of:=[.$H107] &amp;&quot;    - Taksit No: &quot; &amp; [.$J99]&amp;&quot;  &quot;" office:value-type="string" office:string-value="CİHAN ÇAM    - Taksit No: 4  " calcext:value-type="string" table:number-columns-spanned="1" table:number-rows-spanned="21">
            <text:p>CİHAN ÇAM <text:s text:c="3"/>- Taksit No: 4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66]=&quot;&quot;;&quot;&quot;;[Senet_Taksit_Giriş.D66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6]);&quot;#.##0,00&quot;)&amp;&quot; TL #&quot;" office:value-type="string" office:string-value="# 6.000,00 TL #" calcext:value-type="string" table:number-columns-spanned="1" table:number-rows-spanned="2">
            <text:p># 6.000,00 TL #</text:p>
          </table:table-cell>
          <table:table-cell table:style-name="ce110"/>
          <table:table-cell table:style-name="ce125" table:formula="of:=[Senet_Taksit_Giriş.B6]" office:value-type="float" office:value="4" calcext:value-type="float" table:number-columns-spanned="1" table:number-rows-spanned="2">
            <text:p>4</text:p>
          </table:table-cell>
          <table:table-cell table:style-name="ce112"/>
          <table:table-cell table:style-name="ce127" table:formula="of:=[Senet_Taksit_Giriş.C5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99];&quot;GG AAAA yyyy&quot;)=&quot;&quot;;&quot;                                          &quot;;TEXT([.F99];&quot;GG AAAA yyyy&quot;))&amp;&quot; tarihinde; Sayın : &quot;&amp;IF([Senet_Borçlu_Alacaklı_Giriş.$C$1]=&quot;&quot;;&quot;&#10;&quot;;[Senet_Borçlu_Alacaklı_Giriş.$C$1])&amp;&quot; veyahut emruhavalesine yukarıda yazılı Yalnız # &quot;&amp;[Senet_Taksit_Giriş.F6]&amp;&quot; #  kayıtsız ve şartsız ödemeyi vaadederi&quot;&amp;IF([Senet_Borçlu_Alacaklı_Giriş.$C$4]=&quot;Gerçek Kişi&quot;;&quot;m.&quot;;&quot;z.&quot;)&amp;&quot; Bedeli &quot;&amp;[Senet_Taksit_Giriş.G6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Altı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92"/>
          <table: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5">
          <table:table-cell/>
          <table:table-cell table:style-name="ce1" table:number-columns-repeated="12"/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ce43"/>
          <table:table-cell table:style-name="ce148" table:formula="of:=[.$H134] &amp;&quot;    - Taksit No: &quot; &amp; [.$J126]&amp;&quot;  &quot;" office:value-type="string" office:string-value="CİHAN ÇAM    - Taksit No: 5  " calcext:value-type="string" table:number-columns-spanned="1" table:number-rows-spanned="25">
            <text:p>CİHAN ÇAM <text:s text:c="3"/>- Taksit No: 5 <text:s/></text:p>
          </table:table-cell>
          <table:table-cell table:style-name="ce44" table:number-columns-repeated="9"/>
          <table:table-cell table:style-name="ce45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3"/>
          <table:table-cell table:style-name="ce114" office:value-type="string" calcext:value-type="string">
            <text:p>VADE</text:p>
          </table:table-cell>
          <table:table-cell table:style-name="ce115"/>
          <table:table-cell table:style-name="ce114" office:value-type="string" calcext:value-type="string">
            <text:p>TÜRK LIRASI</text:p>
          </table:table-cell>
          <table:table-cell table:style-name="ce114"/>
          <table:table-cell table:style-name="ce114" office:value-type="string" calcext:value-type="string">
            <text:p>No</text:p>
          </table:table-cell>
          <table:table-cell table:style-name="ce116"/>
          <table:table-cell table:style-name="ce117" office:value-type="string" calcext:value-type="string">
            <text:p>DÜZENLEME TARIHI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18"/>
          <table:table-cell table:style-name="ce121" table:formula="of:= IF([Senet_Taksit_Giriş.D94]=&quot;&quot;;&quot;&quot;;[Senet_Taksit_Giriş.D94])" table:number-columns-spanned="1" table:number-rows-spanned="2">
            <text:p/>
          </table:table-cell>
          <table:table-cell table:style-name="ce108"/>
          <table:table-cell table:style-name="ce123" table:formula="of:=&quot;# &quot;&amp;TEXT(([Senet_Taksit_Giriş.E7]);&quot;#.##0,00&quot;)&amp;&quot; TL #&quot;" office:value-type="string" office:string-value="# 7.000,00 TL #" calcext:value-type="string" table:number-columns-spanned="1" table:number-rows-spanned="2">
            <text:p># 7.000,00 TL #</text:p>
          </table:table-cell>
          <table:table-cell table:style-name="ce110"/>
          <table:table-cell table:style-name="ce125" table:formula="of:=[Senet_Taksit_Giriş.B7]" office:value-type="float" office:value="5" calcext:value-type="float" table:number-columns-spanned="1" table:number-rows-spanned="2">
            <text:p>5</text:p>
          </table:table-cell>
          <table:table-cell table:style-name="ce112"/>
          <table:table-cell table:style-name="ce127" table:formula="of:=[Senet_Taksit_Giriş.C7]" office:value-type="date" office:date-value="2023-08-30" calcext:value-type="date" table:number-columns-spanned="1" table:number-rows-spanned="2">
            <text:p>30.08.2023</text:p>
          </table:table-cell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/>
          <table:table-cell table:style-name="ce120"/>
          <table:covered-table-cell/>
          <table:table-cell table:style-name="ce122"/>
          <table:covered-table-cell/>
          <table:table-cell table:style-name="ce124"/>
          <table:covered-table-cell/>
          <table:table-cell table:style-name="ce126"/>
          <table:covered-table-cell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table-cell table:style-name="ce131" table:formula="of:=&quot;                       İş bu emre muharrer senedim&quot;&amp;IF([Senet_Borçlu_Alacaklı_Giriş.$C$4]=&quot;Gerçek Kişi&quot;;&quot;in&quot;;&quot;izin&quot;)&amp;&quot; mükabilinde &quot;&amp;IF(TEXT([.F126];&quot;GG AAAA yyyy&quot;)=&quot;&quot;;&quot;                                          &quot;;TEXT([.F126];&quot;GG AAAA yyyy&quot;))&amp;&quot; tarihinde; Sayın : &quot;&amp;IF([Senet_Borçlu_Alacaklı_Giriş.$C$1]=&quot;&quot;;&quot;&#10;&quot;;[Senet_Borçlu_Alacaklı_Giriş.$C$1])&amp;&quot; veyahut emruhavalesine yukarıda yazılı Yalnız # &quot;&amp;[Senet_Taksit_Giriş.F7]&amp;&quot; #  kayıtsız ve şartsız ödemeyi vaadederi&quot;&amp;IF([Senet_Borçlu_Alacaklı_Giriş.$C$4]=&quot;Gerçek Kişi&quot;;&quot;m.&quot;;&quot;z.&quot;)&amp;&quot; Bedeli &quot;&amp;[Senet_Taksit_Giriş.G7]&amp;&quot; ahzolunmuştur. İş bu bono vadesinde ödenmediği taktirde; iş bu bononun düzenleme tarihinin temerrüt başlangıç tarihi olarak kabul edileceğini, temerrüt faizinin yasal faizin iki katı olarak uygulanacağını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office:value-type="string" office:string-value="                       İş bu emre muharrer senedimin mükabilinde                                            tarihinde; Sayın : &#10;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" calcext:value-type="string" table:number-columns-spanned="7" table:number-rows-spanned="6">
            <text:p>                       İş bu emre muharrer senedimin mükabilinde                                            tarihinde; Sayın : </text:p>
            <text:p> veyahut emruhavalesine yukarıda yazılı Yalnız # Yedibin TL  #  kayıtsız ve şartsız ödemeyi vaadederim. Bedeli nakden ahzolunmuştur. İş bu bono vadesinde ödenmediği taktirde; iş bu bononun düzenleme tarihinin temerrüt başlangıç tarihi olarak kabul edileceğini, temerrüt faizinin yasal faizin iki katı olarak uygulanacağını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54"/>
          <table:table-cell table:number-columns-repeated="1011"/>
        </table:table-row>
        <table:table-row table:style-name="ro5">
          <table:table-cell/>
          <table:table-cell table:style-name="ce46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 table:number-columns-repeated="2"/>
          <table:covered-table-cell table:number-columns-repeated="7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65" office:value-type="string" calcext:value-type="string">
            <text:p>Borçlu İsim-Unvan</text:p>
          </table:table-cell>
          <table:table-cell table:style-name="ce66" office:value-type="string" calcext:value-type="string">
            <text:p>:</text:p>
          </table:table-cell>
          <table:table-cell table:style-name="ce100" office:value-type="string" calcext:value-type="string" table:number-columns-spanned="5" table:number-rows-spanned="1">
            <text:p>CİHAN ÇAM</text:p>
          </table:table-cell>
          <table:covered-table-cell table:number-columns-repeated="4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68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70" office:value-type="float" office:value="49048179620" calcext:value-type="float">
            <text:p>49048179620</text:p>
          </table:table-cell>
          <table:table-cell table:style-name="ce70" table:number-columns-repeated="3"/>
          <table:table-cell table:style-name="ce7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73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table-cell table:style-name="ce103" table:formula="of:=[Senet_Borçlu_Alacaklı_Giriş.$C$6]" office:value-type="string" office:string-value="Bedestenlioğlu Mah. Oğuzkent Koop Giriş Kat Tokat" calcext:value-type="string" table:number-columns-spanned="4" table:number-rows-spanned="2">
            <text:p>Bedestenlioğlu Mah. Oğuzkent Koop Giriş Kat Tokat</text:p>
          </table:table-cell>
          <table:covered-table-cell table:number-columns-repeated="3"/>
          <table:table-cell table:style-name="ce74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67"/>
          <table:covered-table-cell table:number-columns-repeated="4"/>
          <table:table-cell table:style-name="ce74"/>
          <table:table-cell table:style-name="ce90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72"/>
          <table:covered-table-cell/>
          <table:table-cell table:style-name="ce48"/>
          <table:table-cell table:style-name="ce77"/>
          <table:table-cell table:style-name="ce78" table:formula="of:=&quot;Vergi Dairesi  &quot;" office:value-type="string" office:string-value="Vergi Dairesi  " calcext:value-type="string">
            <text:p>Vergi Dairesi <text:s/></text:p>
          </table:table-cell>
          <table:table-cell table:style-name="ce79" office:value-type="string" calcext:value-type="string">
            <text:p>:</text:p>
          </table:table-cell>
          <table:table-cell table:style-name="ce79" table:formula="of:=[Senet_Borçlu_Alacaklı_Giriş.$C$7]" office:value-type="string" office:string-value="Tokat" calcext:value-type="string">
            <text:p>Tokat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4"/>
          <table:table-cell table:style-name="ce82" office:value-type="string" calcext:value-type="string">
            <text:p>KEFİL İsim Unvan</text:p>
          </table:table-cell>
          <table:table-cell table:style-name="ce83" office:value-type="string" calcext:value-type="string">
            <text:p>:</text:p>
          </table:table-cell>
          <table:table-cell table:style-name="ce83" table:formula="of:=[Senet_Borçlu_Alacaklı_Giriş.$C$9]" office:value-type="string" office:string-value=" " calcext:value-type="string">
            <text:p><text:s/></text:p>
          </table:table-cell>
          <table:table-cell table:style-name="ce83"/>
          <table:table-cell table:style-name="ce84"/>
          <table:table-cell table:style-name="ce44"/>
          <table:table-cell table:style-name="ce45"/>
          <table:table-cell table:style-name="ce54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87" office:value-type="string" calcext:value-type="string">
            <text:p>TC Kimlik No</text:p>
          </table:table-cell>
          <table:table-cell table:style-name="ce88" office:value-type="string" calcext:value-type="string">
            <text:p>:</text:p>
          </table:table-cell>
          <table:table-cell table:style-name="ce89" table:formula="of:=[Senet_Borçlu_Alacaklı_Giriş.$C$12]" office:value-type="string" office:string-value=" " calcext:value-type="string">
            <text:p><text:s/></text:p>
          </table:table-cell>
          <table:table-cell table:style-name="ce88"/>
          <table:table-cell table:style-name="ce90"/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91" office:value-type="string" calcext:value-type="string">
            <text:p>Adres</text:p>
          </table:table-cell>
          <table:table-cell table:style-name="ce74" table:number-columns-repeated="2"/>
          <table:table-cell table:style-name="ce1"/>
          <table:table-cell table:style-name="ce75" office:value-type="string" calcext:value-type="string">
            <text:p>İmza</text:p>
          </table:table-cell>
          <table:table-cell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67"/>
          <table:table-cell table:style-name="ce40" table:number-columns-spanned="4" table:number-rows-spanned="1"/>
          <table:covered-table-cell table:number-columns-repeated="3"/>
          <table:table-cell table:number-columns-repeated="2"/>
          <table:table-cell table:style-name="ce54" table:number-columns-repeated="2"/>
          <table:table-cell table:number-columns-repeated="1011"/>
        </table:table-row>
        <table:table-row table:style-name="ro5">
          <table:table-cell/>
          <table:table-cell table:style-name="ce63"/>
          <table:covered-table-cell/>
          <table:table-cell table:style-name="ce48"/>
          <table:table-cell table:style-name="ce77"/>
          <table:table-cell table:style-name="ce79" table:formula="of:=&quot;Vergi Dairesi  &quot;" office:value-type="string" office:string-value="Vergi Dairesi  " calcext:value-type="string">
            <text:p>Vergi Dairesi <text:s/></text:p>
          </table:table-cell>
          <table:table-cell table:style-name="ce79"/>
          <table:table-cell table:style-name="ce79" table:formula="of:=[Senet_Borçlu_Alacaklı_Giriş.$C$11]" office:value-type="string" office:string-value=" " calcext:value-type="string">
            <text:p><text:s/></text:p>
          </table:table-cell>
          <table:table-cell table:style-name="ce79"/>
          <table:table-cell table:style-name="ce80" table:number-columns-repeated="2"/>
          <table:table-cell table:style-name="ce81"/>
          <table:table-cell table:style-name="ce54"/>
          <table:table-cell table:number-columns-repeated="1011"/>
        </table:table-row>
        <table:table-row table:style-name="ro5">
          <table:table-cell/>
          <table:table-cell table:style-name="ce92"/>
          <table:covered-table-cell/>
          <table:table-cell table:style-name="ce80" table:number-columns-repeated="9"/>
          <table:table-cell table:style-name="ce81"/>
          <table:table-cell table:number-columns-repeated="1011"/>
        </table:table-row>
        <table:table-row table:style-name="ro5">
          <table:table-cell table:number-columns-repeated="2"/>
          <table:covered-table-cell/>
          <table:table-cell table:number-columns-repeated="1021"/>
        </table:table-row>
        <table:table-row table:style-name="ro5">
          <table:table-cell table:number-columns-repeated="2"/>
          <table:covered-table-cell/>
          <table:table-cell table:number-columns-repeated="1021"/>
        </table:table-row>
        <table:table-row table:style-name="ro5">
          <table:table-cell table:number-columns-repeated="2"/>
          <table:covered-table-cell/>
          <table:table-cell table:number-columns-repeated="1021"/>
        </table:table-row>
        <table:table-row table:style-name="ro5" table:number-rows-repeated="1048280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5" table:number-rows-repeated="8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0" number:min-decimal-places="0" number:min-integer-digits="0"/>
    </number:number-style>
    <number:number-style style:name="N117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number-style style:name="N116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5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3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number-style style:name="N112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</style:style>
    <style:style style:name="Excel_20_Built-in_20_Currency" style:display-name="Excel Built-in Currency" style:family="table-cell" style:parent-style-name="Default" style:data-style-name="N118">
      <style:table-cell-properties fo:background-color="transparent" style:vertical-align="automatic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style:num-format="1" style:print-orientation="portrait" fo:margin-top="0cm" fo:margin-bottom="0cm" fo:margin-left="0.6cm" fo:margin-right="0.6cm" style:print-page-order="ttb" style:first-page-number="continue" style:scale-to-X="1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oshiba</meta:initial-creator>
    <meta:creation-date>2018-01-01T13:28:37Z</meta:creation-date>
    <dc:date>2024-04-09T16:14:43.843281622</dc:date>
    <meta:print-date>2023-09-04T11:50:04Z</meta:print-date>
    <meta:editing-cycles>40</meta:editing-cycles>
    <meta:editing-duration>PT11H52M41S</meta:editing-duration>
    <meta:document-statistic meta:table-count="4" meta:cell-count="34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